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Batang" svg:font-family="Batang" style:font-adornments="Italique" style:font-family-generic="roman" style:font-pitch="variable"/>
    <style:font-face style:name="Times New Roman" svg:font-family="'Times New Roman'" style:font-family-generic="roman" style:font-pitch="variable"/>
    <style:font-face style:name="Trajan Pro1" svg:font-family="'Trajan Pro'" style:font-adornments="Gras" style:font-family-generic="roman" style:font-pitch="variable"/>
    <style:font-face style:name="Trajan Pro" svg:font-family="'Trajan Pro'" style:font-adornments="Normal" style:font-family-generic="roman" style:font-pitch="variable"/>
    <style:font-face style:name="Arial" svg:font-family="Arial" style:font-family-generic="swiss" style:font-pitch="variable"/>
    <style:font-face style:name="Eras Medium ITC" svg:font-family="'Eras Medium ITC'" style:font-adornments="Gras" style:font-family-generic="swiss" style:font-pitch="variable"/>
    <style:font-face style:name="Gill Sans MT" svg:font-family="'Gill Sans MT'" style:font-adornments="Italique" style:font-family-generic="swiss" style:font-pitch="variable"/>
    <style:font-face style:name="Trebuchet MS" svg:font-family="'Trebuchet MS'" style:font-adornments="Gra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0ebd4" officeooo:paragraph-rsid="0010ebd4"/>
    </style:style>
    <style:style style:name="P2" style:family="paragraph" style:parent-style-name="Text_20_body">
      <style:text-properties officeooo:rsid="0010ebd4" officeooo:paragraph-rsid="001475a2"/>
    </style:style>
    <style:style style:name="P3" style:family="paragraph" style:parent-style-name="Text_20_body">
      <style:text-properties officeooo:rsid="0012d8e3" officeooo:paragraph-rsid="0012d8e3"/>
    </style:style>
    <style:style style:name="P4" style:family="paragraph" style:parent-style-name="Text_20_body">
      <style:text-properties officeooo:rsid="0012d8e3" officeooo:paragraph-rsid="00175dde"/>
    </style:style>
    <style:style style:name="P5" style:family="paragraph" style:parent-style-name="Text_20_body">
      <style:text-properties officeooo:rsid="001475a2" officeooo:paragraph-rsid="001475a2"/>
    </style:style>
    <style:style style:name="P6" style:family="paragraph" style:parent-style-name="Text_20_body">
      <style:text-properties officeooo:rsid="001d779c" officeooo:paragraph-rsid="001d779c"/>
    </style:style>
    <style:style style:name="P7" style:family="paragraph" style:parent-style-name="Standard">
      <style:text-properties officeooo:rsid="001475a2" officeooo:paragraph-rsid="001475a2"/>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Contents_20_4">
      <style:paragraph-properties>
        <style:tab-stops>
          <style:tab-stop style:position="15.501cm" style:type="right" style:leader-style="dotted" style:leader-text="."/>
        </style:tab-stops>
      </style:paragraph-properties>
    </style:style>
    <style:style style:name="P12" style:family="paragraph" style:parent-style-name="Standard">
      <style:text-properties officeooo:rsid="001475a2" officeooo:paragraph-rsid="001475a2"/>
    </style:style>
    <style:style style:name="P13" style:family="paragraph" style:parent-style-name="Heading_20_3">
      <style:text-properties officeooo:paragraph-rsid="0036e9c8"/>
    </style:style>
    <style:style style:name="P14" style:family="paragraph" style:parent-style-name="Heading_20_1">
      <style:paragraph-properties fo:text-align="center" style:justify-single-word="false"/>
    </style:style>
    <style:style style:name="P15" style:family="paragraph" style:parent-style-name="Heading_20_2">
      <style:text-properties officeooo:rsid="0010ebd4" officeooo:paragraph-rsid="0010ebd4"/>
    </style:style>
    <style:style style:name="P16" style:family="paragraph" style:parent-style-name="Text_20_body" style:list-style-name="L1">
      <style:text-properties officeooo:rsid="00175dde" officeooo:paragraph-rsid="00175dde"/>
    </style:style>
    <style:style style:name="P17" style:family="paragraph" style:parent-style-name="Text_20_body">
      <style:text-properties officeooo:rsid="001baaf4" officeooo:paragraph-rsid="0028b764"/>
    </style:style>
    <style:style style:name="P18" style:family="paragraph" style:parent-style-name="Text_20_body">
      <style:text-properties officeooo:rsid="0031faf9" officeooo:paragraph-rsid="0031faf9"/>
    </style:style>
    <style:style style:name="P19" style:family="paragraph" style:parent-style-name="Text_20_body" style:list-style-name="L2">
      <style:text-properties officeooo:rsid="0034ff8b" officeooo:paragraph-rsid="0034ff8b"/>
    </style:style>
    <style:style style:name="P20" style:family="paragraph" style:parent-style-name="Text_20_body">
      <style:text-properties officeooo:paragraph-rsid="001475a2"/>
    </style:style>
    <style:style style:name="P21" style:family="paragraph" style:parent-style-name="Text_20_body">
      <style:text-properties officeooo:rsid="0018def5" officeooo:paragraph-rsid="00365a4f"/>
    </style:style>
    <style:style style:name="P22" style:family="paragraph" style:parent-style-name="Text_20_body">
      <style:text-properties officeooo:rsid="0018def5" officeooo:paragraph-rsid="0018def5"/>
    </style:style>
    <style:style style:name="P23" style:family="paragraph" style:parent-style-name="Text_20_body">
      <style:text-properties officeooo:paragraph-rsid="0028b764"/>
    </style:style>
    <style:style style:name="P24" style:family="paragraph" style:parent-style-name="Text_20_body">
      <style:text-properties officeooo:rsid="0036e9c8" officeooo:paragraph-rsid="0036e9c8"/>
    </style:style>
    <style:style style:name="P25" style:family="paragraph" style:parent-style-name="Text_20_body">
      <style:text-properties officeooo:rsid="0037fce9" officeooo:paragraph-rsid="0037fce9"/>
    </style:style>
    <style:style style:name="P26" style:family="paragraph" style:parent-style-name="Text_20_body">
      <style:text-properties officeooo:rsid="0037fce9" officeooo:paragraph-rsid="003f6e7a"/>
    </style:style>
    <style:style style:name="P27" style:family="paragraph" style:parent-style-name="Text_20_body">
      <style:text-properties officeooo:rsid="0037fce9" officeooo:paragraph-rsid="0040af5f"/>
    </style:style>
    <style:style style:name="P28" style:family="paragraph" style:parent-style-name="Text_20_body">
      <style:text-properties officeooo:rsid="0037fce9" officeooo:paragraph-rsid="0040bcd2"/>
    </style:style>
    <style:style style:name="P29" style:family="paragraph" style:parent-style-name="Text_20_body">
      <style:text-properties officeooo:rsid="0037fce9" officeooo:paragraph-rsid="00423ab3"/>
    </style:style>
    <style:style style:name="P30" style:family="paragraph" style:parent-style-name="Text_20_body">
      <style:text-properties officeooo:rsid="0012d8e3" officeooo:paragraph-rsid="0012d8e3"/>
    </style:style>
    <style:style style:name="P31" style:family="paragraph" style:parent-style-name="Text_20_body">
      <style:text-properties officeooo:rsid="0039db42" officeooo:paragraph-rsid="0039db42"/>
    </style:style>
    <style:style style:name="P32" style:family="paragraph" style:parent-style-name="Text_20_body">
      <style:text-properties officeooo:rsid="003a7a3f" officeooo:paragraph-rsid="003a7a3f"/>
    </style:style>
    <style:style style:name="P33" style:family="paragraph" style:parent-style-name="Text_20_body">
      <style:text-properties officeooo:rsid="003a7a3f" officeooo:paragraph-rsid="003bdd86"/>
    </style:style>
    <style:style style:name="P34" style:family="paragraph" style:parent-style-name="Text_20_body">
      <style:text-properties officeooo:rsid="003a7a3f" officeooo:paragraph-rsid="003e2558"/>
    </style:style>
    <style:style style:name="P35" style:family="paragraph" style:parent-style-name="Text_20_body">
      <style:text-properties fo:font-weight="bold" officeooo:rsid="003a7a3f" officeooo:paragraph-rsid="003bdd86" style:font-weight-asian="bold" style:font-weight-complex="bold"/>
    </style:style>
    <style:style style:name="P36" style:family="paragraph" style:parent-style-name="Text_20_body">
      <style:text-properties officeooo:paragraph-rsid="0037fce9"/>
    </style:style>
    <style:style style:name="P37" style:family="paragraph" style:parent-style-name="Text_20_body">
      <style:text-properties officeooo:rsid="003d0866" officeooo:paragraph-rsid="003d0866"/>
    </style:style>
    <style:style style:name="P38" style:family="paragraph" style:parent-style-name="Text_20_body">
      <style:text-properties officeooo:rsid="003e2558" officeooo:paragraph-rsid="003e2558"/>
    </style:style>
    <style:style style:name="P39" style:family="paragraph" style:parent-style-name="Text_20_body">
      <style:text-properties officeooo:paragraph-rsid="003e2558"/>
    </style:style>
    <style:style style:name="P40" style:family="paragraph" style:parent-style-name="Heading_20_4">
      <style:text-properties fo:font-style="normal" fo:font-weight="normal" style:font-style-asian="normal" style:font-weight-asian="normal" style:font-style-complex="normal" style:font-weight-complex="normal"/>
    </style:style>
    <style:style style:name="P41" style:family="paragraph" style:parent-style-name="Heading_20_4">
      <style:text-properties officeooo:rsid="003e2558" officeooo:paragraph-rsid="003e2558"/>
    </style:style>
    <style:style style:name="T1" style:family="text">
      <style:text-properties fo:font-weight="bold" style:font-weight-asian="bold" style:font-weight-complex="bold"/>
    </style:style>
    <style:style style:name="T2" style:family="text">
      <style:text-properties officeooo:rsid="0031faf9"/>
    </style:style>
    <style:style style:name="T3" style:family="text">
      <style:text-properties officeooo:rsid="0033a418"/>
    </style:style>
    <style:style style:name="T4" style:family="text">
      <style:text-properties officeooo:rsid="0034d153"/>
    </style:style>
    <style:style style:name="T5" style:family="text">
      <style:text-properties officeooo:rsid="00365a4f"/>
    </style:style>
    <style:style style:name="T6" style:family="text">
      <style:text-properties officeooo:rsid="0036e9c8"/>
    </style:style>
    <style:style style:name="T7" style:family="text">
      <style:text-properties officeooo:rsid="003b9da8"/>
    </style:style>
    <style:style style:name="T8" style:family="text">
      <style:text-properties officeooo:rsid="003d0866"/>
    </style:style>
    <style:style style:name="T9" style:family="text">
      <style:text-properties officeooo:rsid="003e2558"/>
    </style:style>
    <style:style style:name="T10" style:family="text">
      <style:text-properties officeooo:rsid="003f6e7a"/>
    </style:style>
    <style:style style:name="T11" style:family="text">
      <style:text-properties officeooo:rsid="0040af5f"/>
    </style:style>
    <style:style style:name="T12" style:family="text">
      <style:text-properties officeooo:rsid="0040bcd2"/>
    </style:style>
    <style:style style:name="T13" style:family="text">
      <style:text-properties officeooo:rsid="00423ab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bookmark-start text:name="__RefHeading__934_1266146281"/>Destin – <text:span text:style-name="T2">Flotte ruche tyranide</text:span><text:bookmark-end text:name="__RefHeading__934_1266146281"/></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8"><text:a xlink:type="simple" xlink:href="#__RefHeading__934_1266146281" text:style-name="Internet_20_link" text:visited-style-name="Internet_20_link">Destin – Histoire Romaine</text:a><text:tab/>1</text:p>
          <text:p text:style-name="P9"><text:a xlink:type="simple" xlink:href="#__RefHeading___Toc1567_2107091675" text:style-name="Internet_20_link" text:visited-style-name="Internet_20_link">I Caractéristiques de l'aventure</text:a><text:tab/>1</text:p>
          <text:p text:style-name="P10"><text:a xlink:type="simple" xlink:href="#__RefHeading___Toc1569_2107091675" text:style-name="Internet_20_link" text:visited-style-name="Internet_20_link">A Description</text:a><text:tab/>1</text:p>
          <text:p text:style-name="P10"><text:a xlink:type="simple" xlink:href="#__RefHeading___Toc1571_2107091675" text:style-name="Internet_20_link" text:visited-style-name="Internet_20_link">B Caractéristiques de base</text:a><text:tab/>1</text:p>
          <text:p text:style-name="P9"><text:a xlink:type="simple" xlink:href="#__RefHeading__1461_769659882" text:style-name="Internet_20_link" text:visited-style-name="Internet_20_link">II Caractéristiques obligatoires de personnage</text:a><text:tab/>1</text:p>
          <text:p text:style-name="P9"><text:a xlink:type="simple" xlink:href="#__RefHeading___Toc2200_2107091675" text:style-name="Internet_20_link" text:visited-style-name="Internet_20_link">III Caractérisation des autres personnages</text:a><text:tab/>2</text:p>
          <text:p text:style-name="P10"><text:a xlink:type="simple" xlink:href="#__RefHeading___Toc2202_2107091675" text:style-name="Internet_20_link" text:visited-style-name="Internet_20_link">A Liste de noms</text:a><text:tab/>2</text:p>
          <text:p text:style-name="P10"><text:a xlink:type="simple" xlink:href="#__RefHeading___Toc2204_2107091675" text:style-name="Internet_20_link" text:visited-style-name="Internet_20_link">B Liste de prénoms</text:a><text:tab/>2</text:p>
          <text:p text:style-name="P9"><text:a xlink:type="simple" xlink:href="#__RefHeading___Toc1573_2107091675" text:style-name="Internet_20_link" text:visited-style-name="Internet_20_link">IV Événements cruciaux</text:a><text:tab/>4</text:p>
          <text:p text:style-name="P10"><text:a xlink:type="simple" xlink:href="#__RefHeading___Toc2206_2107091675" text:style-name="Internet_20_link" text:visited-style-name="Internet_20_link">A Divinité tutélaire</text:a><text:tab/>5</text:p>
          <text:p text:style-name="P9"><text:a xlink:type="simple" xlink:href="#__RefHeading___Toc2208_2107091675" text:style-name="Internet_20_link" text:visited-style-name="Internet_20_link">V Autres événements à ajouter</text:a><text:tab/>6</text:p>
          <text:p text:style-name="P10"><text:a xlink:type="simple" xlink:href="#__RefHeading___Toc2210_2107091675" text:style-name="Internet_20_link" text:visited-style-name="Internet_20_link">A Dynastiques</text:a><text:tab/>6</text:p>
          <text:p text:style-name="P10"><text:a xlink:type="simple" xlink:href="#__RefHeading___Toc2212_2107091675" text:style-name="Internet_20_link" text:visited-style-name="Internet_20_link">B Complots</text:a><text:tab/>6</text:p>
          <text:p text:style-name="P11"><text:a xlink:type="simple" xlink:href="#__RefHeading___Toc2214_2107091675" text:style-name="Internet_20_link" text:visited-style-name="Internet_20_link">1 Caractéristiques associées</text:a><text:tab/>7</text:p>
          <text:p text:style-name="P11"><text:a xlink:type="simple" xlink:href="#__RefHeading___Toc2216_2107091675" text:style-name="Internet_20_link" text:visited-style-name="Internet_20_link">2 Événements associés</text:a><text:tab/>7</text:p>
        </text:index-body>
      </text:table-of-content>
      <text:h text:style-name="P15" text:outline-level="2"><text:bookmark-start text:name="__RefHeading___Toc1567_2107091675"/>Caractéristiques de l'aventure<text:bookmark-end text:name="__RefHeading___Toc1567_2107091675"/></text:h>
      <text:h text:style-name="Heading_20_3" text:outline-level="3"><text:bookmark-start text:name="__RefHeading___Toc1569_2107091675"/>Description<text:bookmark-end text:name="__RefHeading___Toc1569_2107091675"/></text:h>
      <text:p text:style-name="P18">Le joueur joue le rôl de la gigantesque flotte ruche tyranide kraken dans l'univers de warhammer 40000. Son but est de détruire l'univers et d'anéantir toute vie. Le jeu se concentre sur la partie <text:span text:style-name="T3">racontée dans l'historique de l'univers w40k c'est à dire ce qui s'est passé jusqu'aux batailles Ichar IV et Iyanden où la ruche fut finalement vaincue. A charge au joueur de changer cet échec en réussite via de nombreux choix <text:s/>stratégiques.</text:span></text:p>
      <text:p text:style-name="P6"/>
      <text:h text:style-name="Heading_20_3" text:outline-level="3"><text:bookmark-start text:name="__RefHeading___Toc1571_2107091675"/>Caractéristiques de base<text:bookmark-end text:name="__RefHeading___Toc1571_2107091675"/></text:h>
      <text:p text:style-name="P1">Aventure de type ???.</text:p>
      <text:p text:style-name="P4">Thèmes : </text:p>
      <text:list xml:id="list4395312187860120558" text:style-name="L1">
        <text:list-item>
          <text:p text:style-name="P16">Principaux : <text:span text:style-name="T3">W40k, maléfique, Guerre, Extra-terrestre</text:span></text:p>
        </text:list-item>
        <text:list-item>
          <text:p text:style-name="P16">Complémentaires : </text:p>
        </text:list-item>
      </text:list>
      <text:p text:style-name="P3">Vitesse : un tour par ???.</text:p>
      <text:p text:style-name="P3">Proba d'aucun événement : ???</text:p>
      <text:p text:style-name="P3"/>
      <text:h text:style-name="Heading_20_3" text:outline-level="3">Notes temporaires</text:h>
      <text:h text:style-name="Heading_20_4" text:outline-level="4">Mondes attaqués par Kraken historiquement et donc à caser dans la partie : </text:h>
      <text:p text:style-name="P26">Among the first worlds known to be consumed by Kraken were :</text:p>
      <text:p text:style-name="P26">Sotha <text:a xlink:type="simple" xlink:href="http://wh40k.lexicanum.com/wiki/Sotha" text:style-name="Internet_20_link" text:visited-style-name="Visited_20_Internet_20_Link"><text:span text:style-name="T10">http://wh40k.lexicanum.com/wiki/Sotha</text:span></text:a></text:p>
      <text:p text:style-name="P27"><text:soft-page-break/>Miral <text:a xlink:type="simple" xlink:href="http://wh40k.lexicanum.com/wiki/Miral" text:style-name="Internet_20_link" text:visited-style-name="Visited_20_Internet_20_Link"><text:span text:style-name="T11">http://wh40k.lexicanum.com/wiki/Miral</text:span></text:a></text:p>
      <text:p text:style-name="P28">Graia <text:a xlink:type="simple" xlink:href="http://wh40k.lexicanum.com/wiki/Graia" text:style-name="Internet_20_link" text:visited-style-name="Visited_20_Internet_20_Link"><text:span text:style-name="T12">http://wh40k.lexicanum.com/wiki/Graia</text:span></text:a></text:p>
      <text:p text:style-name="P29">Radnar <text:a xlink:type="simple" xlink:href="http://wh40k.lexicanum.com/wiki/Radnar" text:style-name="Internet_20_link" text:visited-style-name="Visited_20_Internet_20_Link"><text:span text:style-name="T13">http://wh40k.lexicanum.com/wiki/Radnar</text:span></text:a></text:p>
      <text:p text:style-name="P29"/>
      <text:p text:style-name="P31">Ichar IV : Monde ruche primordial</text:p>
      <text:p text:style-name="P1"/>
      <text:h text:style-name="P15" text:outline-level="2"><text:bookmark-start text:name="__RefHeading__1461_769659882"/>Caractéristiques obligatoires de personnage<text:bookmark-end text:name="__RefHeading__1461_769659882"/></text:h>
      <text:p text:style-name="P1">Les caractéristiques qui doivent être comptabilisées dans ce type d'aventure. <text:span text:style-name="T4">D'autres apparaîtront en cours de partie)</text:span> : </text:p>
      <text:p text:style-name="P5">Variables : </text:p>
      <text:list xml:id="list3854033527918281308" text:style-name="L2">
        <text:list-item>
          <text:p text:style-name="P19">biomasse total de la flotte (= à la fois les PV et la capacité d'attaque de la flotte). En milliards de tonnes</text:p>
        </text:list-item>
      </text:list>
      <text:p text:style-name="P2"/>
      <text:p text:style-name="P7">Définitives</text:p>
      <text:p text:style-name="P7">???</text:p>
      <text:p text:style-name="P20"><text:bookmark-start text:name="__RefHeading___Toc2200_2107091675"/><text:bookmark-end text:name="__RefHeading___Toc2200_2107091675"/></text:p>
      <text:h text:style-name="Heading_20_2" text:outline-level="2"><text:bookmark-start text:name="__RefHeading___Toc1573_2107091675"/>Événements cruciaux<text:bookmark-end text:name="__RefHeading___Toc1573_2107091675"/></text:h>
      <text:p text:style-name="P22">événements qui doivent forcément arriver :</text:p>
      <text:h text:style-name="Heading_20_3" text:outline-level="3">Répartitions de force</text:h>
      <text:p text:style-name="P21"><text:span text:style-name="T5">Très souvent la flotte devra répartir sa biomasse disponible entre plusieurs actions qui la nécessitent</text:span>. <text:span text:style-name="T5">Par exemple il peut s'agir de répartir la biomasse de la flotte entre plusieurs planètes qu'on peut attaquer. Le joueur pourra choisir de répartir ses forces équitablement, d'en mettre plus sur les planètes plus fortes, voire de tout mettre sur une seule planète.</text:span></text:p>
      <text:p text:style-name="P21"><text:s/><text:span text:style-name="T5">De cette répartition dépendra la réussite de chacune des actions et donc la victoire finale.</text:span></text:p>
      <text:h text:style-name="Heading_20_4" text:outline-level="4">Exploration initiale</text:h>
      <text:p text:style-name="P24">Envoi de drones d'avant-garde pour repérer les planètes et estimer leur intérêt stratégique et au niveau biomasse.</text:p>
      <text:p text:style-name="P22"><text:span text:style-name="T1">Condition :</text:span> <text:span text:style-name="T5">N'avoir aucune bataille en cours</text:span>. <text:span text:style-name="T5">Plus selon la répartition dont il s'agit, en être à la phase n°X de l'invasion</text:span></text:p>
      <text:p text:style-name="P24"><text:span text:style-name="T1">Embranchement :</text:span> envoyer de 0,5 à 10% de la biomasse totale de la flotte pour recevoir un nombre d'informations proportionel.</text:p>
      <text:p text:style-name="P25">Résultats : </text:p>
      <text:p text:style-name="P36"/>
      <text:p text:style-name="P32"/>
      <text:p text:style-name="P24"/>
      <text:h text:style-name="P13" text:outline-level="3"><text:bookmark-start text:name="__RefHeading___Toc2210_2107091675"/><text:soft-page-break/><text:span text:style-name="T6">Explorations et infestation des planètes au sol</text:span><text:bookmark-end text:name="__RefHeading___Toc2210_2107091675"/></text:h>
      <text:p text:style-name="P33">Ces expéditions sont exécutées une par une pour chaque planète <text:span text:style-name="T7">connue.</text:span></text:p>
      <text:h text:style-name="P40" text:outline-level="4">Choix du type d'exploration </text:h>
      <text:p text:style-name="P34">(avec <text:span text:style-name="T9">pour aide </text:span>les <text:span text:style-name="T9">éventuelles </text:span>informations reçues via la première phase d'exploration) </text:p>
      <text:p text:style-name="P35">Choix : </text:p>
      <text:p text:style-name="P33">Hormagaunts</text:p>
      <text:p text:style-name="P33">Lictors</text:p>
      <text:p text:style-name="P33">Infestation genestealer</text:p>
      <text:p text:style-name="P35">Embranchement : </text:p>
      <text:p text:style-name="P33">Chacun de ces types d'exploration déclenche un embranchement différent et des effets particuliers sur la planète qui se déclencheront quand l'invasion commencera.</text:p>
      <text:h text:style-name="P41" text:outline-level="4">Infestation genestealer</text:h>
      <text:p text:style-name="P39">terrorism, riots and sabotage </text:p>
      <text:p text:style-name="P39"/>
      <text:p text:style-name="P17"/>
      <text:p text:style-name="P23"/>
      <text:h text:style-name="Heading_20_3" text:outline-level="3">Invasion<text:span text:style-name="T8">s</text:span></text:h>
      <text:p text:style-name="P37">L'invasion sera très différente selon le type de planète visée.</text:p>
      <text:p text:style-name="P37">En tout cas son début sera très affecté par le résultat de l'exploration au sol qui a été réalisée préliminairement.</text:p>
      <text:p text:style-name="P38">Les défenses impériales seront par exemple très affaiblies par une infestation genestealer réussie.</text:p>
      <text:h text:style-name="Heading_20_4" text:outline-level="4">Invasion de monde ruche</text:h>
      <text:p text:style-name="P38"/>
      <text:h text:style-name="Heading_20_4" text:outline-level="4">Invasion de monde de jungle</text:h>
      <text:p text:style-name="P38"/>
      <text:h text:style-name="Heading_20_4" text:outline-level="4">Invasion de monde agricole</text:h>
      <text:p text:style-name="P38"/>
      <text:h text:style-name="Heading_20_4" text:outline-level="4">Invasion d'Iyanden</text:h>
      <text:p text:style-name="Text_20_body">The first Tyranid swarms attacked Iyanden just twenty days after the Rangers had first brought word. By that point, the world had been isolated for a week by the Shadow in the Warp. The immense Tyranid fleet of Bio-ships approached the Craftworld by the tens of thousands, attacking at first in random waves. The defending Eldar fleet at first destroyed each wave, but was slowly being overwhelmed by sheer numbers. Before the exhausted Eldar fleet could catch a breath, it was hit by huge two waves in quick succession by a swarm of Bio-ships that dwarfed all the others combined. The Eldar fleet was swept aside and the Tyranids began landing on the Craftworld itself in Mycetic <text:soft-page-break/>Spores. Huge battles soon erupted all over Iyanden’s skies, fields, and corridors. Striking Scorpions did battle with Hormagaunts, Carnifex’s wrestled with Wraithlords, Dire Avengers exchanged fire with Termagaunts, and Falcons engaged in bitter dogfights with Harpies and Gargoyles. War waged beyond the Materium as Warlocks engaged in psychic duels with Zoanthropes. Soon the Tyranids managed to land Hierophant Biotitans which did battle with the Craftworlds own graceful Phantom Titans. The battle was fierce and though the Tyranids took heavy losses, slowly the Eldar defenders were being worn down in a titanic battle of attrition. As the Shrine to Asuryan was being ravaged by the Tyranid hordes, the doom of Iyanden seemed certain. </text:p>
      <text:p text:style-name="Standard">Meanwhile, word of Iyanden’s peril managed to reach Prince Yriel. Though Yriel had vowed to never return to the Craftworld after being stripped of his rank decades earlier, the Corsair Prince could not abandon Iyanden in its darkest hour and his fleet sped towards the battle. Yriel’s forces arrived at Iyanden just as it stood on the brink of extinction. His fleet thrust into the Tyranid bioships and as an admiral without peer, Yriel’s ships combined with the surviving Iyanden vessels to rip the heart of the Tyranid swarm in space. Preventing any more Tyranids from landing on the surface, Yriel managed to beat back two vicious Tyranid counterattacks before the space-borne Hive Fleet had been defeated. However the battle on the ground was still desperate, and Yriel sped towards Iyandens surface to personally take command.<text:bookmark text:name="fn_5a_back"/></text:p>
      <text:p text:style-name="Text_20_body">Though the Tyranid space fleet had been defeated, on the ground the Eldar defense had been all but broken under a suicidal onslaught by waves of Tyranid beasts. A massive Hive Tyrant led the frenzied horde, butchering all in its path and appearing to be all but invincible to Eldar fire. Amidst the carnage, the Avatar stepped forward, the only warrior capable of slaying a Hive Tyrant. Roaring a challenge to the beast, the Avatar sought to engage it in single combat. However the Tyranids do not fight for honor and it is doubtful that they even have any concept of bravery or cowardice. Instead of meeting the Avatar in single combat, the Hive Tyrant summoned a dozen Carnifexes to overwhelm the iron-clad warrior. With the Avatar lost, the last vestiges of hope ebbed from the Eldar. But, in an act that restored Yriel as a hero for his people for all eternity, the Prince finally arrived to reinforce the wavering ground troops. The Tyranids were on the verge of overrunning the final line of defenses when Yriel himself plunged into the fray wielding the cursed Spear of Twilight, an ancient weapon of such power that it eventually burns out the life-force of any who wields it. Yriel was willing to sacrifice his immortal soul to fight the Tyranids.</text:p>
      <text:p text:style-name="Standard">The monstrous Hive Tyrant turned to meet the Eldar prince, but proved no match for the energies of the Spear of Twilight. With one fluid motion, Yriel thrust the weapon directly through the head of the creature. With their commander lost, the Tyranids ceased to attack as a united wave and reverted back to their basic instincts. The scattered alien invaders were able to be systemically isolated and destroyed by the remaining Eldar defenders. Iyanden had been saved. <text:bookmark text:name="fn_5_back"/>However the victory of Iyanden was a hollow one. Though they had emerged victorious, they had only done so at a terrible cost. Iyanden stood in ruins and four-fifths of its population lay dead, including Farseer Kelmon. Its majestic fleet had been reduced to a pitiful shadow of its former self and its landscape ravaged. Worse still, the very souls of those spirit stones that had been destroyed by the Tyranids were lost forever. Thus, Iyanden would never recover from the devastation. The Eldar had learned a painful lesson and would never again underestimate the Great Devourer.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Batang" svg:font-family="Batang" style:font-adornments="Italique" style:font-family-generic="roman" style:font-pitch="variable"/>
    <style:font-face style:name="Times New Roman" svg:font-family="'Times New Roman'" style:font-family-generic="roman" style:font-pitch="variable"/>
    <style:font-face style:name="Trajan Pro1" svg:font-family="'Trajan Pro'" style:font-adornments="Gras" style:font-family-generic="roman" style:font-pitch="variable"/>
    <style:font-face style:name="Trajan Pro" svg:font-family="'Trajan Pro'" style:font-adornments="Normal" style:font-family-generic="roman" style:font-pitch="variable"/>
    <style:font-face style:name="Arial" svg:font-family="Arial" style:font-family-generic="swiss" style:font-pitch="variable"/>
    <style:font-face style:name="Eras Medium ITC" svg:font-family="'Eras Medium ITC'" style:font-adornments="Gras" style:font-family-generic="swiss" style:font-pitch="variable"/>
    <style:font-face style:name="Gill Sans MT" svg:font-family="'Gill Sans MT'" style:font-adornments="Italique" style:font-family-generic="swiss" style:font-pitch="variable"/>
    <style:font-face style:name="Trebuchet MS" svg:font-family="'Trebuchet MS'" style:font-adornments="Gra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shadow="none">
        <style:tab-stops/>
      </style:paragraph-properties>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master-page-name="">
      <loext:graphic-properties draw:fill="solid" draw:fill-color="#4e1e01" draw:opacity="100%"/>
      <style:paragraph-properties style:page-number="auto" fo:background-color="#4e1e01" style:shadow="none">
        <style:tab-stops/>
      </style:paragraph-properties>
      <style:text-properties fo:font-variant="small-caps" fo:color="#e3c91c" style:font-name="Trajan Pro" fo:font-family="'Trajan Pro'" style:font-style-name="Normal" style:font-family-generic="roman" style:font-pitch="variable" fo:font-size="16pt" fo:font-style="normal" style:text-underline-style="none" fo:font-weight="normal" style:font-size-asian="14pt" style:font-style-asian="italic" style:font-weight-asian="bold" style:font-size-complex="14pt" style:font-style-complex="italic" style:font-weight-complex="bold" style:font-relief="none"/>
    </style:style>
    <style:style style:name="Heading_20_1" style:display-name="Heading 1" style:family="paragraph" style:parent-style-name="Heading" style:next-style-name="Text_20_body" style:default-outline-level="1" style:class="text">
      <loext:graphic-properties draw:fill="none" draw:fill-color="#99ccff"/>
      <style:paragraph-properties fo:text-align="center" style:justify-single-word="false" fo:background-color="transparent"/>
      <style:text-properties style:font-name="Trajan Pro1" fo:font-family="'Trajan Pro'" style:font-style-name="Gras"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loext:graphic-properties draw:fill="solid" draw:fill-color="#964506" draw:opacity="100%"/>
      <style:paragraph-properties fo:margin-left="0.76cm" fo:margin-right="0cm" fo:text-indent="-0.161cm" style:auto-text-indent="false" fo:background-color="#964506" style:shadow="none">
        <style:tab-stops/>
        <style:drop-cap/>
      </style:paragraph-properties>
      <style:text-properties fo:color="#e3a12e" style:font-name="Trajan Pro1" fo:font-family="'Trajan Pro'" style:font-style-name="Gras" style:font-family-generic="roman" style:font-pitch="variable" fo:font-size="13pt"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76cm" fo:margin-right="0cm" fo:text-indent="0.54cm" style:auto-text-indent="false">
        <style:tab-stops/>
      </style:paragraph-properties>
      <style:text-properties fo:color="#280099" fo:font-size="85%" fo:font-style="italic" fo:font-weight="normal"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Trajan Pro1" fo:font-family="'Trajan Pro'" style:font-style-name="Gras" style:font-family-generic="roman" style:font-pitch="variabl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Trait" style:family="paragraph" style:parent-style-name="Text_20_body">
      <style:text-properties fo:color="#6b0094" style:font-name="Eras Medium ITC" fo:font-family="'Eras Medium ITC'" style:font-style-name="Gras" style:font-family-generic="swiss" style:font-pitch="variable" fo:font-weight="bold"/>
    </style:style>
    <style:style style:name="Heading_20_5" style:display-name="Heading 5" style:family="paragraph" style:parent-style-name="Heading" style:next-style-name="Text_20_body" style:default-outline-level="5" style:class="text">
      <style:paragraph-properties fo:margin-left="1.161cm" fo:margin-right="0cm" fo:text-indent="0.3cm" style:auto-text-indent="false">
        <style:tab-stops/>
      </style:paragraph-properties>
      <style:text-properties fo:color="#004a4a" style:font-name="Batang" fo:font-family="Batang" style:font-style-name="Italique" style:font-family-generic="roman" style:font-pitch="variable" fo:font-size="80%" fo:font-style="italic" fo:font-weight="normal"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À_20_faire" style:display-name="À faire" style:family="text">
      <style:text-properties fo:color="#800000" style:font-name="Gill Sans MT" fo:font-family="'Gill Sans MT'" style:font-style-name="Italique" style:font-family-generic="swiss" style:font-pitch="variable" fo:font-size="13pt" fo:language="fr" fo:country="FR" fo:font-style="italic" fo:background-color="#ff9966"/>
    </style:style>
    <style:style style:name="Example" style:family="text">
      <style:text-properties style:font-name="Courier New" fo:font-family="'Courier New'" style:font-family-generic="modern" style:font-pitch="fixed" style:font-name-asian="MS PGothic" style:font-family-asian="'MS PGothic'" style:font-family-generic-asian="modern" style:font-pitch-asian="fixed" style:font-name-complex="Courier New" style:font-family-complex="'Courier New'" style:font-family-generic-complex="modern" style:font-pitch-complex="fixed"/>
    </style:style>
    <style:style style:name="En_20_cours" style:display-name="En cours" style:family="text" style:parent-style-name="À_20_faire">
      <style:text-properties fo:color="#ffff00" style:font-name="Gill Sans MT" fo:font-family="'Gill Sans MT'" style:font-style-name="Italique" style:font-family-generic="swiss" style:font-pitch="variable" fo:font-size="13pt" fo:language="fr" fo:country="FR" fo:font-style="italic" fo:background-color="#000080" style:language-asian="zxx" style:country-asian="none" style:language-complex="zxx" style:country-complex="none"/>
    </style:style>
    <style:style style:name="Fini" style:family="text" style:parent-style-name="En_20_cours">
      <style:text-properties fo:color="#000080" style:font-name="Gill Sans MT" fo:font-family="'Gill Sans MT'" style:font-style-name="Italique" style:font-family-generic="swiss" style:font-pitch="variable" fo:font-size="13pt" fo:language="fr" fo:country="FR" fo:font-style="italic" fo:background-color="transparent" style:language-asian="zxx" style:country-asian="none" style:language-complex="zxx" style:country-complex="none"/>
    </style:style>
    <style:style style:name="Numbering_20_Symbols" style:display-name="Numbering Symbols" style:family="text"/>
    <style:style style:name="Standard_20_renaissance" style:display-name="Standard renaissance" style:family="text"/>
    <style:style style:name="Class_20_haxe" style:display-name="Class haxe" style:family="text">
      <style:text-properties style:font-name="Trebuchet MS" fo:font-family="'Trebuchet MS'" style:font-style-name="Gras" style:font-family-generic="swiss" style:font-pitch="variable" fo:language="fr" fo:country="FR" fo:font-weight="bold" fo:background-color="#e6e6f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I">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i">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8H38M1S</meta:editing-duration>
    <meta:editing-cycles>417</meta:editing-cycles>
    <meta:generator>LibreOffice/5.0.4.2$Windows_x86 LibreOffice_project/2b9802c1994aa0b7dc6079e128979269cf95bc78</meta:generator>
    <dc:date>2018-07-08T22:23:09.309000000</dc:date>
    <meta:document-statistic meta:table-count="0" meta:image-count="0" meta:object-count="0" meta:page-count="4" meta:paragraph-count="75" meta:word-count="1323" meta:character-count="8172" meta:non-whitespace-character-count="6927"/>
    <meta:user-defined meta:name="Info 1"/>
    <meta:user-defined meta:name="Info 2"/>
    <meta:user-defined meta:name="Info 3"/>
    <meta:user-defined meta:name="Info 4"/>
  </office:meta>
</office:document-meta>
</file>